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Default"/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 table:number-columns-spanned="2" table:number-rows-spanned="1">
            <text:p>6:30 P.M. – <text:s/>7:30 P.M</text:p>
          </table:table-cell>
          <table:covered-table-cell table:style-name="ce2"/>
          <table:table-cell/>
          <table:table-cell table:style-name="ce3"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 table:number-columns-spanned="2" table:number-rows-spanned="1">
            <text:p>6:30 P.M. – 8:30 P.M.</text:p>
          </table:table-cell>
          <table:covered-table-cell/>
          <table:table-cell/>
          <table:table-cell table:style-name="ce3"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table:number-columns-spanned="2" table:number-rows-spanned="1"/>
          <table:covered-table-cell/>
          <table:table-cell/>
          <table:table-cell table:style-name="ce3"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style-name="ce3"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5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12/20/2016</text:date>, <text:time>14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6-12-20T14:02:05.49</dc:date>
    <dc:creator>Vaneesa Travis</dc:creator>
    <meta:editing-duration>PT22M26S</meta:editing-duration>
    <meta:editing-cycles>8</meta:editing-cycles>
    <meta:generator>OpenOffice/4.1.2$Win32 OpenOffice.org_project/412m3$Build-9782</meta:generator>
    <meta:document-statistic meta:table-count="3" meta:cell-count="23" meta:object-count="0"/>
  </office:meta>
</office:document-meta>
</file>